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4d08f" officeooo:paragraph-rsid="0004d08f"/>
    </style:style>
    <style:style style:name="P2" style:family="paragraph" style:parent-style-name="Standard">
      <style:text-properties officeooo:paragraph-rsid="0004d08f"/>
    </style:style>
    <style:style style:name="P3" style:family="paragraph" style:parent-style-name="Standard">
      <style:text-properties fo:font-weight="bold" officeooo:rsid="0004d08f" officeooo:paragraph-rsid="0004d08f" style:font-weight-asian="bold" style:font-weight-complex="bold"/>
    </style:style>
    <style:style style:name="P4" style:family="paragraph" style:parent-style-name="Standard">
      <style:text-properties officeooo:rsid="00071dca" officeooo:paragraph-rsid="00071dca"/>
    </style:style>
    <style:style style:name="P5" style:family="paragraph" style:parent-style-name="Standard">
      <style:text-properties officeooo:rsid="00081af0" officeooo:paragraph-rsid="00081af0"/>
    </style:style>
    <style:style style:name="P6" style:family="paragraph" style:parent-style-name="Standard">
      <style:text-properties officeooo:rsid="00081dc5" officeooo:paragraph-rsid="00081dc5"/>
    </style:style>
    <style:style style:name="P7" style:family="paragraph" style:parent-style-name="Standard">
      <style:text-properties officeooo:rsid="00086b7b" officeooo:paragraph-rsid="00086b7b"/>
    </style:style>
    <style:style style:name="P8" style:family="paragraph" style:parent-style-name="Standard">
      <style:text-properties officeooo:rsid="00086b7b" officeooo:paragraph-rsid="00086b7b"/>
    </style:style>
    <style:style style:name="P9" style:family="paragraph" style:parent-style-name="Standard">
      <style:text-properties officeooo:rsid="00081dc5" officeooo:paragraph-rsid="00081dc5"/>
    </style:style>
    <style:style style:name="P10" style:family="paragraph" style:parent-style-name="Standard">
      <style:text-properties officeooo:rsid="000aa9b9" officeooo:paragraph-rsid="000aa9b9"/>
    </style:style>
    <style:style style:name="T1" style:family="text">
      <style:text-properties officeooo:rsid="0004d08f"/>
    </style:style>
    <style:style style:name="T2" style:family="text">
      <style:text-properties fo:language="en" fo:country="US"/>
    </style:style>
    <style:style style:name="T3" style:family="text">
      <style:text-properties fo:language="en" fo:country="US" officeooo:rsid="00065762"/>
    </style:style>
    <style:style style:name="T4" style:family="text">
      <style:text-properties fo:language="en" fo:country="US" officeooo:rsid="00071dca"/>
    </style:style>
    <style:style style:name="T5" style:family="text">
      <style:text-properties officeooo:rsid="00065762"/>
    </style:style>
    <style:style style:name="T6" style:family="text">
      <style:text-properties officeooo:rsid="00071dca"/>
    </style:style>
    <style:style style:name="T7" style:family="text">
      <style:text-properties officeooo:rsid="00081af0"/>
    </style:style>
    <style:style style:name="T8" style:family="text">
      <style:text-properties officeooo:rsid="00081dc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CoffeeShop Management</text:p>
      <text:p text:style-name="P1"/>
      <text:p text:style-name="P1"/>
      <text:p text:style-name="P2"><text:span text:style-name="T1">1. M</text:span><text:span text:style-name="T2">anage </text:span><text:span text:style-name="T1">coffee shop infomartion:</text:span><text:span text:style-name="T5">(Admin)</text:span></text:p>
      <text:p text:style-name="P1">+create a coffee shop</text:p>
      <text:p text:style-name="P1">+<text:span text:style-name="T8">view coffee shop infomation</text:span></text:p>
      <text:p text:style-name="P1">+update coffee shop information</text:p>
      <text:p text:style-name="P1">+delete coffee shop information</text:p>
      <text:p text:style-name="P1"/>
      <text:p text:style-name="P1">2. Manage employee information:<text:span text:style-name="T5">(Manager)</text:span></text:p>
      <text:p text:style-name="P1">+add a new employee information</text:p>
      <text:p text:style-name="P1">+<text:span text:style-name="T7">view all employee information</text:span></text:p>
      <text:p text:style-name="P1">+find employee by id</text:p>
      <text:p text:style-name="P1">+find employee by phone number</text:p>
      <text:p text:style-name="P1">+update employee</text:p>
      <text:p text:style-name="P1">+delete employee</text:p>
      <text:p text:style-name="P5">+create/delete employee account</text:p>
      <text:p text:style-name="P1"/>
      <text:p text:style-name="P2"><text:span text:style-name="T1">3. </text:span><text:bookmark text:name="tw-target-text"/><text:span text:style-name="T2">Employee </text:span><text:span text:style-name="T4">Payment</text:span><text:span text:style-name="T2"> management</text:span><text:span text:style-name="T3">(Manager)</text:span></text:p>
      <text:p text:style-name="P1">+ add a new payment for employee</text:p>
      <text:p text:style-name="P1">+<text:span text:style-name="T7">g</text:span><text:span text:style-name="T6">et total salary of an employee for 1 month</text:span></text:p>
      <text:p text:style-name="P4">+<text:span text:style-name="T7">g</text:span>et employee payment status</text:p>
      <text:p text:style-name="P4"/>
      <text:p text:style-name="P5">4.Customer Infomation management</text:p>
      <text:p text:style-name="P5">+add customer information(Employee)</text:p>
      <text:p text:style-name="P5">+view customer infomation(Manager)</text:p>
      <text:p text:style-name="P5">+view all customer(Manager)</text:p>
      <text:p text:style-name="P5"/>
      <text:p text:style-name="P5">4.Invoice Management(Manager)</text:p>
      <text:p text:style-name="P5">+create invoice(Employee)</text:p>
      <text:p text:style-name="P5">+update invoice(Employee)</text:p>
      <text:p text:style-name="P6">+view invoice(Employee)</text:p>
      <text:p text:style-name="P5">+delete invoice </text:p>
      <text:p text:style-name="P5">+get all invoice of an employee </text:p>
      <text:p text:style-name="P5">+get all invoice of a customer</text:p>
      <text:p text:style-name="P5">+get all invoice by date.</text:p>
      <text:p text:style-name="P5">+get all invoice by PaymentMethod.</text:p>
      <text:p text:style-name="P5">+get all invoice of a list of item. </text:p>
      <text:p text:style-name="P6">+get total sales in one period</text:p>
      <text:p text:style-name="P5"/>
      <text:p text:style-name="P5">Item Management </text:p>
      <text:p text:style-name="P5">+add new item</text:p>
      <text:p text:style-name="P5">+ update,delete item</text:p>
      <text:p text:style-name="P6">+view item by categories</text:p>
      <text:p text:style-name="P6">+view item by suppliers</text:p>
      <text:p text:style-name="P10">+report about number of item have been sell</text:p>
      <text:p text:style-name="P6"/>
      <text:p text:style-name="P7">User</text:p>
      <text:p text:style-name="P7">Login,logout</text:p>
      <text:p text:style-name="P7"><text:soft-page-break/></text:p>
      <text:p text:style-name="P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6-14T10:07:33.990000000</meta:creation-date>
    <dc:date>2022-06-19T16:01:40.605000000</dc:date>
    <meta:editing-duration>PT3H31M9S</meta:editing-duration>
    <meta:editing-cycles>2</meta:editing-cycles>
    <meta:generator>LibreOffice/7.3.2.2$Windows_X86_64 LibreOffice_project/49f2b1bff42cfccbd8f788c8dc32c1c309559be0</meta:generator>
    <meta:document-statistic meta:table-count="0" meta:image-count="0" meta:object-count="0" meta:page-count="2" meta:paragraph-count="41" meta:word-count="160" meta:character-count="1118" meta:non-whitespace-character-count="995"/>
  </office:meta>
</office:document-meta>
</file>